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C3000002C3189EEB17.png"/>
  <manifest:file-entry manifest:media-type="image/png" manifest:full-path="Pictures/1000020100000578000003D4239E0935.png"/>
  <manifest:file-entry manifest:media-type="image/png" manifest:full-path="Pictures/100002010000041300000400502990E7.png"/>
  <manifest:file-entry manifest:media-type="image/png" manifest:full-path="Pictures/100000000000024400000184004E0960.png"/>
  <manifest:file-entry manifest:media-type="image/png" manifest:full-path="Pictures/100002010000040000000400237EC54E.png"/>
  <manifest:file-entry manifest:media-type="image/svg+xml" manifest:full-path="Pictures/1003C86E0000A55D0000A55D617A8A76.svg"/>
  <manifest:file-entry manifest:media-type="image/png" manifest:full-path="Pictures/10000201000001620000008E2E5CCE6E.png"/>
  <manifest:file-entry manifest:media-type="image/png" manifest:full-path="Pictures/10000201000002580000019019B5D96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999999" draw:marker-end="Arrow" draw:marker-end-width="0.6cm" svg:stroke-linecap="round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333333" draw:marker-end="Arrow" draw:marker-end-width="0.6cm" svg:stroke-linecap="round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ffff" draw:marker-end="Arrow" svg:stroke-linecap="round" draw:fill="none" draw:textarea-vertical-align="middle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line draw:style-name="gr2" draw:text-style-name="P1" draw:layer="layout" svg:x1="12.4cm" svg:y1="17.6cm" svg:x2="10cm" svg:y2="16.4cm">
          <text:p/>
        </draw:line>
        <draw:line draw:style-name="gr3" draw:text-style-name="P1" draw:layer="layout" svg:x1="10.2cm" svg:y1="12.4cm" svg:x2="18.4cm" svg:y2="6.6cm">
          <text:p/>
        </draw:line>
        <draw:line draw:style-name="gr3" draw:text-style-name="P1" draw:layer="layout" svg:x1="24.6cm" svg:y1="9cm" svg:x2="25.4cm" svg:y2="11.6cm">
          <text:p/>
        </draw:line>
        <draw:line draw:style-name="gr3" draw:text-style-name="P1" draw:layer="layout" svg:x1="21.6cm" svg:y1="14.4cm" svg:x2="19.6cm" svg:y2="16cm">
          <text:p/>
        </draw:line>
        <draw:line draw:style-name="gr3" draw:text-style-name="P1" draw:layer="layout" svg:x1="12.2cm" svg:y1="16.2cm" svg:x2="10cm" svg:y2="14.4cm">
          <text:p/>
        </draw:line>
        <draw:rect draw:style-name="gr4" draw:text-style-name="P1" draw:layer="layout" svg:width="26.8cm" svg:height="20cm" svg:x="0.8cm" svg:y="0.4cm">
          <text:p/>
        </draw:rect>
        <draw:frame draw:style-name="gr1" draw:text-style-name="P1" draw:layer="layout" svg:width="9.301cm" svg:height="6.2cm" svg:x="2.651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86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78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832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87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806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51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.051cm" svg:y1="4.4cm" svg:x2="18.651cm" svg:y2="5.2cm">
          <text:p/>
        </draw:line>
        <draw:line draw:style-name="gr2" draw:text-style-name="P1" draw:layer="layout" svg:x1="23.451cm" svg:y1="9.4cm" svg:x2="22.651cm" svg:y2="11.6cm">
          <text:p/>
        </draw:line>
        <draw:line draw:style-name="gr2" draw:text-style-name="P1" draw:layer="layout" svg:x1="23.851cm" svg:y1="16.6cm" svg:x2="19.851cm" svg:y2="17.8cm">
          <text:p/>
        </draw:line>
        <draw:line draw:style-name="gr2" draw:text-style-name="P1" draw:layer="layout" svg:x1="12.451cm" svg:y1="17.6cm" svg:x2="10.051cm" svg:y2="16.4cm">
          <text:p/>
        </draw:line>
        <draw:rect draw:style-name="gr4" draw:text-style-name="P1" draw:layer="layout" svg:width="26.8cm" svg:height="20cm" svg:x="0.851cm" svg:y="0.4cm">
          <text:p/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line draw:style-name="gr2" draw:text-style-name="P1" draw:layer="layout" svg:x1="12.4cm" svg:y1="17.6cm" svg:x2="10cm" svg:y2="16.4cm">
          <text:p/>
        </draw:line>
        <draw:line draw:style-name="gr3" draw:text-style-name="P1" draw:layer="layout" svg:x1="10.2cm" svg:y1="12.4cm" svg:x2="18.4cm" svg:y2="6.6cm">
          <text:p/>
        </draw:line>
        <draw:line draw:style-name="gr3" draw:text-style-name="P1" draw:layer="layout" svg:x1="24.6cm" svg:y1="9cm" svg:x2="25.4cm" svg:y2="11.6cm">
          <text:p/>
        </draw:line>
        <draw:line draw:style-name="gr3" draw:text-style-name="P1" draw:layer="layout" svg:x1="21.6cm" svg:y1="14.4cm" svg:x2="19.6cm" svg:y2="16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line draw:style-name="gr2" draw:text-style-name="P1" draw:layer="layout" svg:x1="12.4cm" svg:y1="17.6cm" svg:x2="10cm" svg:y2="16.4cm">
          <text:p/>
        </draw:line>
        <draw:line draw:style-name="gr3" draw:text-style-name="P1" draw:layer="layout" svg:x1="10.2cm" svg:y1="12.4cm" svg:x2="18.4cm" svg:y2="6.6cm">
          <text:p/>
        </draw:line>
        <draw:line draw:style-name="gr3" draw:text-style-name="P1" draw:layer="layout" svg:x1="24.6cm" svg:y1="9cm" svg:x2="25.4cm" svg:y2="11.6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line draw:style-name="gr2" draw:text-style-name="P1" draw:layer="layout" svg:x1="12.4cm" svg:y1="17.6cm" svg:x2="10cm" svg:y2="16.4cm">
          <text:p/>
        </draw:line>
        <draw:line draw:style-name="gr3" draw:text-style-name="P1" draw:layer="layout" svg:x1="10.2cm" svg:y1="12.4cm" svg:x2="18.4cm" svg:y2="6.6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frame draw:style-name="gr1" draw:text-style-name="P1" draw:layer="layout" svg:width="7.196cm" svg:height="7.196cm" svg:x="2.4cm" svg:y="11cm">
          <draw:image xlink:href="Pictures/10000201000002C3000002C3189EEB17.png" xlink:type="simple" xlink:show="embed" xlink:actuate="onLoad"/>
          <draw:image xlink:href="Pictures/1003C86E0000A55D0000A55D617A8A76.sv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line draw:style-name="gr2" draw:text-style-name="P1" draw:layer="layout" svg:x1="12.4cm" svg:y1="17.6cm" svg:x2="10cm" svg:y2="16.4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frame draw:style-name="gr1" draw:text-style-name="P1" draw:layer="layout" svg:width="6.245cm" svg:height="6.131cm" svg:x="12.755cm" svg:y="13.6cm">
          <draw:image xlink:href="Pictures/100002010000041300000400502990E7.pn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line draw:style-name="gr2" draw:text-style-name="P1" draw:layer="layout" svg:x1="23.8cm" svg:y1="16.6cm" svg:x2="19.8cm" svg:y2="17.8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6.706cm" svg:height="2.689cm" svg:x="18.635cm" svg:y="1.157cm">
          <draw:image xlink:href="Pictures/10000201000001620000008E2E5CCE6E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frame draw:style-name="gr1" draw:text-style-name="P1" draw:layer="layout" svg:width="6.419cm" svg:height="4.492cm" svg:x="19.781cm" svg:y="4.308cm">
          <draw:image xlink:href="Pictures/1000020100000578000003D4239E0935.png" xlink:type="simple" xlink:show="embed" xlink:actuate="onLoad">
            <text:p/>
          </draw:image>
        </draw:frame>
        <draw:frame draw:style-name="gr1" draw:text-style-name="P1" draw:layer="layout" svg:width="4.664cm" svg:height="4.664cm" svg:x="21.736cm" svg:y="11.6cm">
          <draw:image xlink:href="Pictures/100002010000040000000400237EC54E.png" xlink:type="simple" xlink:show="embed" xlink:actuate="onLoad">
            <text:p/>
          </draw:image>
        </draw:frame>
        <draw:line draw:style-name="gr2" draw:text-style-name="P1" draw:layer="layout" svg:x1="13cm" svg:y1="4.4cm" svg:x2="18.6cm" svg:y2="5.2cm">
          <text:p/>
        </draw:line>
        <draw:line draw:style-name="gr2" draw:text-style-name="P1" draw:layer="layout" svg:x1="23.4cm" svg:y1="9.4cm" svg:x2="22.6cm" svg:y2="11.6cm">
          <text:p/>
        </draw:lin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9.301cm" svg:height="6.2cm" svg:x="2.6cm" svg:y="2.4cm">
          <draw:image xlink:href="Pictures/10000201000002580000019019B5D967.png" xlink:type="simple" xlink:show="embed" xlink:actuate="onLoad">
            <text:p/>
          </draw:image>
        </draw:frame>
        <draw:frame draw:style-name="gr1" draw:text-style-name="P1" draw:layer="layout" svg:width="7.773cm" svg:height="5.2cm" svg:x="0.427cm" svg:y="0.6cm">
          <draw:image xlink:href="Pictures/100000000000024400000184004E0960.png" xlink:type="simple" xlink:show="embed" xlink:actuate="onLoad">
            <text:p/>
          </draw:image>
        </draw:frame>
        <draw:rect draw:style-name="gr4" draw:text-style-name="P1" draw:layer="layout" svg:width="26.8cm" svg:height="20cm" svg:x="0.8cm" svg:y="0.4cm">
          <text:p/>
        </draw:rect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la Gelfand</meta:initial-creator>
    <meta:creation-date>2020-01-21T18:01:08</meta:creation-date>
    <dc:date>2020-01-22T20:52:40</dc:date>
    <dc:creator>Sharla Gelfand</dc:creator>
    <meta:editing-duration>P1DT2H21M7S</meta:editing-duration>
    <meta:editing-cycles>4</meta:editing-cycles>
    <meta:generator>OpenOffice/4.1.3$Unix OpenOffice.org_project/413m1$Build-9783</meta:generator>
    <meta:document-statistic meta:object-count="140"/>
  </office:meta>
</office:document-meta>
</file>